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wControllerHandlerContext.FlowControllerHandlerContext( ServletRequest request , ServletResponse response , FlowController flowControl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lowControllerHandlerContext.getFlow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